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0833in" fo:line-height="150%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" style:parent-style-name="Текст" style:family="paragraph">
      <style:paragraph-properties fo:line-height="150%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margin-bottom="0.0833in" fo:line-height="150%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margin-bottom="0.0833in" fo:line-height="150%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margin-bottom="0.0833in" fo:line-height="150%"/>
    </style:style>
    <style:style style:name="T1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line-height="150%"/>
    </style:style>
    <style:style style:name="T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line-height="150%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P34" style:parent-style-name="Standard" style:family="paragraph">
      <style:paragraph-properties fo:line-height="150%" fo:text-indent="0.4166in"/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line-height="150%" fo:text-indent="0.4166in"/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line-height="150%" fo:text-indent="0.4166in"/>
    </style:style>
    <style:style style:name="T3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line-height="150%" fo:margin-left="0.4166in">
        <style:tab-stops/>
      </style:paragraph-properties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style:font-name-asian="Symbol"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style:font-name-asian="Symbol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style:font-name-asian="Symbol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style:font-name-asian="Symbol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P56" style:parent-style-name="Standard" style:family="paragraph">
      <style:paragraph-properties fo:line-height="150%" fo:margin-left="0.4166in">
        <style:tab-stops/>
      </style:paragraph-properties>
    </style:style>
    <style:style style:name="T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P77" style:parent-style-name="Standard" style:family="paragraph">
      <style:paragraph-properties fo:line-height="150%" fo:margin-left="0.4166in">
        <style:tab-stops/>
      </style:paragraph-properties>
    </style:style>
    <style:style style:name="T7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9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9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9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96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9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9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9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0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01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0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0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0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0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06" style:parent-style-name="Standard" style:family="paragraph">
      <style:paragraph-properties fo:margin-bottom="0.0833in" fo:line-height="150%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1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6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7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18" style:parent-style-name="Standard" style:family="paragraph">
      <style:paragraph-properties fo:margin-bottom="0.0833in" fo:line-height="150%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1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25" style:parent-style-name="Standard" style:family="paragraph">
      <style:paragraph-properties fo:margin-bottom="0.0833in" fo:line-height="150%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2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3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3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32" style:parent-style-name="Standard" style:family="paragraph">
      <style:paragraph-properties fo:margin-bottom="0.0833in" fo:line-height="150%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36" style:parent-style-name="Standard" style:family="paragraph">
      <style:paragraph-properties fo:margin-bottom="0.0833in" fo:line-height="150%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P13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4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41" style:parent-style-name="Standard" style:family="paragraph">
      <style:paragraph-properties fo:margin-bottom="0.0833in" fo:line-height="150%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4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46" style:parent-style-name="Standard" style:family="paragraph">
      <style:paragraph-properties fo:margin-bottom="0.0833in" fo:line-height="150%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P14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5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51" style:parent-style-name="Standard" style:family="paragraph">
      <style:paragraph-properties fo:margin-bottom="0.0833in" fo:line-height="150%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5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56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5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5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5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6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61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6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6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6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6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66" style:parent-style-name="Standard" style:family="paragraph">
      <style:paragraph-properties fo:margin-bottom="0.0833in" fo:line-height="150%"/>
    </style:style>
    <style:style style:name="T1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P17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7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7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8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81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8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8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8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85" style:parent-style-name="Standard" style:family="paragraph">
      <style:paragraph-properties fo:margin-bottom="0.0833in" fo:line-height="150%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P18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8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9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9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9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9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9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195" style:parent-style-name="Standard" style:family="paragraph">
      <style:paragraph-properties fo:margin-bottom="0.0833in" fo:line-height="150%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19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0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01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0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0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0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0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06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0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08" style:parent-style-name="Standard" style:family="paragraph">
      <style:paragraph-properties fo:margin-bottom="0.0833in" fo:line-height="150%"/>
    </style:style>
    <style:style style:name="T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P215" style:parent-style-name="Standard" style:family="paragraph">
      <style:paragraph-properties fo:margin-bottom="0.0833in" fo:line-height="150%"/>
    </style:style>
    <style:style style:name="T2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P21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1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2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21" style:parent-style-name="Standard" style:family="paragraph">
      <style:paragraph-properties fo:margin-bottom="0.0833in" fo:line-height="150%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25" style:parent-style-name="Standard" style:family="paragraph">
      <style:paragraph-properties fo:margin-bottom="0.0833in" fo:line-height="150%"/>
    </style:style>
    <style:style style:name="T2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P22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29" style:parent-style-name="Standard" style:family="paragraph">
      <style:paragraph-properties fo:margin-bottom="0.0833in" fo:line-height="150%"/>
    </style:style>
    <style:style style:name="T230" style:parent-style-name="Основнойшрифтабзаца" style:family="text">
      <style:text-properties fo:font-size="14pt" style:font-size-asian="14pt" style:font-size-complex="14pt"/>
    </style:style>
    <style:style style:name="T2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3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3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3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36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3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3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3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40" style:parent-style-name="Standard" style:family="paragraph">
      <style:paragraph-properties fo:margin-bottom="0.0833in" fo:line-height="150%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T2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T2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4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4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6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7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5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6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6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62" style:parent-style-name="Standard" style:family="paragraph">
      <style:paragraph-properties fo:margin-bottom="0.0833in" fo:line-height="150%"/>
    </style:style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T2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T2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6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6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6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1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2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3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4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5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6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7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8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81" style:parent-style-name="Standard" style:family="paragraph">
      <style:paragraph-properties fo:margin-bottom="0.0833in" fo:line-height="150%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T2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fo:font-size="14pt" style:font-size-asian="14pt" style:font-size-complex="14pt"/>
    </style:style>
    <style:style style:name="T2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86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87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88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89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90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91" style:parent-style-name="Standard" style:family="paragraph">
      <style:paragraph-properties fo:margin-bottom="0.0833in" fo:line-height="150%"/>
      <style:text-properties fo:font-size="14pt" style:font-size-asian="14pt" style:font-size-complex="14pt" fo:language="en" fo:country="US"/>
    </style:style>
    <style:style style:name="P29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9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9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9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96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97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9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299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00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01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02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03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04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05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06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07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0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09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10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11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12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13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14" style:parent-style-name="Standard" style:family="paragraph">
      <style:paragraph-properties fo:text-align="justify" fo:margin-bottom="0.0833in" fo:line-height="150%"/>
      <style:text-properties fo:font-size="14pt" style:font-size-asian="14pt" style:font-size-complex="14pt"/>
    </style:style>
    <style:style style:name="P315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16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17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18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19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20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21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22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23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24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25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26" style:parent-style-name="Standard" style:family="paragraph">
      <style:paragraph-properties fo:text-align="center" fo:margin-bottom="0.0833in" fo:line-height="150%"/>
      <style:text-properties fo:font-size="14pt" style:font-size-asian="14pt" style:font-size-complex="14pt"/>
    </style:style>
    <style:style style:name="P327" style:parent-style-name="Standard" style:family="paragraph">
      <style:paragraph-properties fo:margin-bottom="0.0833in" fo:line-height="150%"/>
      <style:text-properties fo:font-size="14pt" style:font-size-asian="14pt" style:font-size-complex="14pt"/>
    </style:style>
    <style:style style:name="P328" style:parent-style-name="Standard" style:family="paragraph">
      <style:paragraph-properties fo:line-height="150%" fo:margin-left="0.25in">
        <style:tab-stops/>
      </style:paragraph-properties>
    </style:style>
    <style:style style:name="T329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Дисциплина<text:s/></text:span><text:span text:style-name="T3">Структуры и алгоритмы обработки данных</text:span></text:p>
      <text:p text:style-name="P4"><text:span text:style-name="T5">Лабораторная работа №2.<text:s/></text:span><text:span text:style-name="T6">Графы</text:span></text:p>
      <text:p text:style-name="P7"><text:span text:style-name="T8">Студент<text:s/></text:span><text:span text:style-name="T9">Бекошин Никита Вячеславович</text:span></text:p>
      <text:p text:style-name="P10"><text:span text:style-name="T11">Группа<text:s/></text:span><text:span text:style-name="T12">1ПИб-02-3оп-23-1пг</text:span></text:p>
      <text:p text:style-name="P13"><text:span text:style-name="T14">Отчет</text:span></text:p>
      <text:p text:style-name="P15">Вариант задания</text:p>
      <text:p text:style-name="P16"><text:span text:style-name="T17">Вариант 8</text:span></text:p>
      <text:list text:style-name="WWNum43">
        <text:list-item text:start-value="1">
          <text:p text:style-name="P18"><text:span text:style-name="T19">В городе Энске находятся<text:s/></text:span><text:span text:style-name="T20">N</text:span><text:span text:style-name="T21"><text:s/>предприятий, которые в течение нескольких лет пытались протянуть между собой электронные линии связи. Причем каждое предприятие действовало самостоятельно. Когда в 2002 году руководители предприятий собрались на <text:s/>Первой Энской конференции по информационным технологиям, выяснилось, что целый ряд соединений является избыточным. Действительно, если предприятие<text:s/></text:span><text:span text:style-name="T22">A</text:span><text:span text:style-name="T23"><text:s/>имеет прямые линии к предприятиям<text:s/></text:span><text:span text:style-name="T24">B</text:span><text:span text:style-name="T25"><text:s/>и<text:s/></text:span><text:span text:style-name="T26">C</text:span><text:span text:style-name="T27">, а те в свою очередь - между собой, то одно из соединений<text:s/></text:span><text:span text:style-name="T28">AB</text:span><text:span text:style-name="T29">,<text:s/></text:span><text:span text:style-name="T30">BC</text:span><text:span text:style-name="T31"><text:s/>или<text:s/></text:span><text:span text:style-name="T32">AC</text:span><text:span text:style-name="T33"><text:s/>можно удалить, не нарушая связи между тремя этими предприятиями. В целях экономии <text:s/>желательно удалить наиболее длинный кабель из трех. Требуется по имеющейся информации о соединениях между предприятиями выяснить, какие линии можно удалить без ущерба для связи так, чтобы длина удаленного кабеля была максимально возможной.</text:span></text:p>
        </text:list-item>
      </text:list>
      <text:p text:style-name="P34"/>
      <text:p text:style-name="P35"/>
      <text:p text:style-name="P36"><text:span text:style-name="T37">Технические требования:</text:span></text:p>
      <text:p text:style-name="P38"><text:span text:style-name="T39">1</text:span><text:span text:style-name="T40"></text:span><text:span text:style-name="T41">N</text:span><text:span text:style-name="T42"></text:span><text:span text:style-name="T43">50; 1</text:span><text:span text:style-name="T44"></text:span><text:span text:style-name="T45">максимальная длина кабеля между двумя предприятиями</text:span><text:span text:style-name="T46"></text:span><text:span text:style-name="T47">10000. Каждое предприятие может иметь с другим не более одной линии связи. Ввод данных производится из файла<text:s/></text:span><text:span text:style-name="T48">Input</text:span><text:span text:style-name="T49">.</text:span><text:span text:style-name="T50">txt</text:span><text:span text:style-name="T51">, вывод данных - в файл<text:s/></text:span><text:span text:style-name="T52">Output</text:span><text:span text:style-name="T53">.</text:span><text:span text:style-name="T54">txt</text:span><text:span text:style-name="T55">.</text:span></text:p>
      <text:p text:style-name="P56"><text:span text:style-name="T57">Файл<text:s/></text:span><text:span text:style-name="T58">INPUT</text:span><text:span text:style-name="T59">.</text:span><text:span text:style-name="T60">TXT</text:span><text:span text:style-name="T61">:</text:span><text:span text:style-name="T62"><text:s/>Первая строка файла – число<text:s/></text:span><text:span text:style-name="T63">N</text:span><text:span text:style-name="T64">. Все последующие строки содержат три целых числа, разделенных пробелами:<text:s/></text:span><text:span text:style-name="T65">N</text:span><text:span text:style-name="T66">1<text:s/></text:span><text:span text:style-name="T67">N</text:span><text:span text:style-name="T68">2<text:s/></text:span><text:span text:style-name="T69">D</text:span><text:span text:style-name="T70">, где<text:s/></text:span><text:span text:style-name="T71">N</text:span><text:span text:style-name="T72">1 и<text:s/></text:span><text:span text:style-name="T73">N</text:span><text:span text:style-name="T74">2 – номера предприятий,<text:s/></text:span><text:span text:style-name="T75">D</text:span><text:span text:style-name="T76"><text:s/>– длина кабеля между ними.</text:span></text:p>
      <text:soft-page-break/>
      <text:p text:style-name="P77"><text:span text:style-name="T78">Файл<text:s/></text:span><text:span text:style-name="T79">OUTPUT</text:span><text:span text:style-name="T80">.</text:span><text:span text:style-name="T81">TXT</text:span><text:span text:style-name="T82">:<text:s/></text:span><text:span text:style-name="T83">Все строки файла кроме последней <text:s/>содержат информацию об удаленных линиях в формате<text:s/></text:span><text:span text:style-name="T84">N</text:span><text:span text:style-name="T85">1<text:s/></text:span><text:span text:style-name="T86">N</text:span><text:span text:style-name="T87">2, где<text:s/></text:span><text:span text:style-name="T88">N</text:span><text:span text:style-name="T89">1 и<text:s/></text:span><text:span text:style-name="T90">N</text:span><text:span text:style-name="T91">2 – номера предприятий. В последней строке – общая длина удаленного кабеля.</text:span></text:p>
      <text:p text:style-name="P92"/>
      <text:p text:style-name="P93"/>
      <text:p text:style-name="P94"/>
      <text:p text:style-name="P95">Листинг с подробными комментариями</text:p>
      <text:p text:style-name="P96"/>
      <text:p text:style-name="P97">#include &lt;iostream&gt;</text:p>
      <text:p text:style-name="P98">#include &lt;vector&gt;</text:p>
      <text:p text:style-name="P99">#include &lt;algorithm&gt;</text:p>
      <text:p text:style-name="P100"/>
      <text:p text:style-name="P101">using namespace std;</text:p>
      <text:p text:style-name="P102"/>
      <text:p text:style-name="P103">struct Edge {</text:p>
      <text:p text:style-name="P104"><text:s text:c="4"/>int from;</text:p>
      <text:p text:style-name="P105"><text:s text:c="4"/>int to;</text:p>
      <text:p text:style-name="P106"><text:span text:style-name="T107"><text:s text:c="4"/></text:span><text:span text:style-name="T108">int weight;</text:span></text:p>
      <text:p text:style-name="P109">};</text:p>
      <text:p text:style-name="P110"/>
      <text:p text:style-name="P111">// Функция сравнения для сортировки ребер по весу в убывающем порядке</text:p>
      <text:p text:style-name="P112">bool compareEdges(const Edge&amp; a, const Edge&amp; b) {</text:p>
      <text:p text:style-name="P113"><text:s text:c="4"/>return a.weight &gt; b.weight;</text:p>
      <text:p text:style-name="P114">}</text:p>
      <text:p text:style-name="P115"/>
      <text:p text:style-name="P116">int main() {</text:p>
      <text:p text:style-name="P117"><text:s text:c="4"/>int n, m; // N - количество предприятий, M - количество соединений</text:p>
      <text:soft-page-break/>
      <text:p text:style-name="P118"><text:span text:style-name="T119"><text:s text:c="4"/></text:span><text:span text:style-name="T120">cin &gt;&gt; n &gt;&gt; m;</text:span></text:p>
      <text:p text:style-name="P121"/>
      <text:p text:style-name="P122"><text:s text:c="4"/>vector&lt;Edge&gt; edges(m);</text:p>
      <text:p text:style-name="P123"><text:s text:c="4"/>for (int i = 0; i &lt; m; ++i) {</text:p>
      <text:p text:style-name="P124"><text:s text:c="8"/>cin &gt;&gt; edges[i].from &gt;&gt; edges[i].to &gt;&gt; edges[i].weight;</text:p>
      <text:p text:style-name="P125"><text:span text:style-name="T126"><text:s text:c="8"/></text:span><text:span text:style-name="T127">edges[i].from--; // Приводим к 0-индексации</text:span></text:p>
      <text:p text:style-name="P128"><text:s text:c="8"/>edges[i].to--; <text:s text:c="2"/>// Приводим к 0-индексации</text:p>
      <text:p text:style-name="P129"><text:s text:c="4"/>}</text:p>
      <text:p text:style-name="P130"/>
      <text:p text:style-name="P131"><text:s text:c="4"/>// Инвертируем веса ребер для нахождения минимального остовного дерева</text:p>
      <text:p text:style-name="P132"><text:span text:style-name="T133"><text:s text:c="4"/></text:span><text:span text:style-name="T134">for (int i = 0; i &lt; m; ++i) {</text:span></text:p>
      <text:p text:style-name="P135"><text:s text:c="8"/>edges[i].weight = -edges[i].weight;</text:p>
      <text:p text:style-name="P136"><text:span text:style-name="T137"><text:s text:c="4"/></text:span><text:span text:style-name="T138">}</text:span></text:p>
      <text:p text:style-name="P139"/>
      <text:p text:style-name="P140"><text:s text:c="4"/>// Алгоритм Прима для нахождения минимального остовного дерева</text:p>
      <text:p text:style-name="P141"><text:span text:style-name="T142"><text:s text:c="4"/></text:span><text:span text:style-name="T143">vector&lt;Edge&gt; mst;</text:span></text:p>
      <text:p text:style-name="P144"><text:s text:c="4"/>vector&lt;bool&gt; visited(n, false);</text:p>
      <text:p text:style-name="P145"><text:s text:c="4"/>vector&lt;int&gt; minWeight(n, INT_MAX);</text:p>
      <text:p text:style-name="P146"><text:span text:style-name="T147"><text:s text:c="4"/></text:span><text:span text:style-name="T148">vector&lt;int&gt; parent(n, -1);</text:span></text:p>
      <text:p text:style-name="P149"/>
      <text:p text:style-name="P150"><text:s text:c="4"/>// Начинаем с произвольной вершины (например, 0)</text:p>
      <text:p text:style-name="P151"><text:span text:style-name="T152"><text:s text:c="4"/></text:span><text:span text:style-name="T153">minWeight[0] = 0;</text:span></text:p>
      <text:p text:style-name="P154"/>
      <text:p text:style-name="P155"><text:s text:c="4"/>for (int count = 0; count &lt; n; ++count) {</text:p>
      <text:p text:style-name="P156"><text:s text:c="8"/>int u = -1;</text:p>
      <text:soft-page-break/>
      <text:p text:style-name="P157"><text:s text:c="8"/>for (int v = 0; v &lt; n; ++v) {</text:p>
      <text:p text:style-name="P158"><text:s text:c="12"/>if (!visited[v] &amp;&amp; (u == -1 || minWeight[v] &lt; minWeight[u])) {</text:p>
      <text:p text:style-name="P159"><text:s text:c="16"/>u = v;</text:p>
      <text:p text:style-name="P160"><text:s text:c="12"/>}</text:p>
      <text:p text:style-name="P161"><text:s text:c="8"/>}</text:p>
      <text:p text:style-name="P162"/>
      <text:p text:style-name="P163"><text:s text:c="8"/>visited[u] = true;</text:p>
      <text:p text:style-name="P164"/>
      <text:p text:style-name="P165"><text:s text:c="8"/>if (parent[u] != -1) {</text:p>
      <text:p text:style-name="P166"><text:span text:style-name="T167"><text:s text:c="12"/>mst.push_back({parent[u], u, -minWeight[u]}); //<text:s/></text:span><text:span text:style-name="T168">Не</text:span><text:span text:style-name="T169"><text:s/></text:span><text:span text:style-name="T170">забываем</text:span><text:span text:style-name="T171"><text:s/></text:span><text:span text:style-name="T172">обратить</text:span><text:span text:style-name="T173"><text:s/></text:span><text:span text:style-name="T174">вес</text:span><text:span text:style-name="T175"><text:s/></text:span><text:span text:style-name="T176">обратно</text:span></text:p>
      <text:p text:style-name="P177"><text:s text:c="8"/>}</text:p>
      <text:p text:style-name="P178"/>
      <text:p text:style-name="P179"><text:s text:c="8"/>for (int v = 0; v &lt; n; ++v) {</text:p>
      <text:p text:style-name="P180"><text:s text:c="12"/>for (const Edge&amp; edge : edges) {</text:p>
      <text:p text:style-name="P181"><text:s text:c="16"/>if ((edge.from == u &amp;&amp; edge.to == v) || (edge.from == v &amp;&amp; edge.to == u)) {</text:p>
      <text:p text:style-name="P182"><text:s text:c="20"/>if (!visited[v] &amp;&amp; edge.weight &lt; minWeight[v]) {</text:p>
      <text:p text:style-name="P183"><text:s text:c="24"/>minWeight[v] = edge.weight;</text:p>
      <text:p text:style-name="P184"><text:s text:c="24"/>parent[v] = u;</text:p>
      <text:p text:style-name="P185"><text:span text:style-name="T186"><text:s text:c="20"/></text:span><text:span text:style-name="T187">}</text:span></text:p>
      <text:p text:style-name="P188"><text:s text:c="20"/>break; // Нет смысла дальше искать ребра между u и v</text:p>
      <text:p text:style-name="P189"><text:s text:c="16"/>}</text:p>
      <text:p text:style-name="P190"><text:s text:c="12"/>}</text:p>
      <text:p text:style-name="P191"><text:s text:c="8"/>}</text:p>
      <text:p text:style-name="P192"><text:s text:c="4"/>}</text:p>
      <text:p text:style-name="P193"/>
      <text:soft-page-break/>
      <text:p text:style-name="P194"><text:s text:c="4"/>// Находим ребра, которые можно удалить. Это те ребра, которых нет в MST.</text:p>
      <text:p text:style-name="P195"><text:span text:style-name="T196"><text:s text:c="4"/></text:span><text:span text:style-name="T197">vector&lt;Edge&gt; removableEdges;</text:span></text:p>
      <text:p text:style-name="P198"><text:s text:c="4"/>for (const Edge&amp; edge : edges) {</text:p>
      <text:p text:style-name="P199"><text:s text:c="8"/>bool inMST = false;</text:p>
      <text:p text:style-name="P200"><text:s text:c="8"/>for (const Edge&amp; mstEdge : mst) {</text:p>
      <text:p text:style-name="P201"><text:s text:c="12"/>if ((edge.from == mstEdge.from &amp;&amp; edge.to == mstEdge.to) ||</text:p>
      <text:p text:style-name="P202"><text:s text:c="16"/>(edge.from == mstEdge.to &amp;&amp; edge.to == mstEdge.from)) {</text:p>
      <text:p text:style-name="P203"><text:s text:c="16"/>inMST = true;</text:p>
      <text:p text:style-name="P204"><text:s text:c="16"/>break;</text:p>
      <text:p text:style-name="P205"><text:s text:c="12"/>}</text:p>
      <text:p text:style-name="P206"><text:s text:c="8"/>}</text:p>
      <text:p text:style-name="P207"><text:s text:c="8"/>if (!inMST) {</text:p>
      <text:p text:style-name="P208"><text:span text:style-name="T209"><text:s text:c="12"/>removableEdges.push_back({edge.from, edge.to, -edge.weight}); //<text:s/></text:span><text:span text:style-name="T210">Обращаем</text:span><text:span text:style-name="T211"><text:s/></text:span><text:span text:style-name="T212">вес</text:span><text:span text:style-name="T213"><text:s/></text:span><text:span text:style-name="T214">обратно</text:span></text:p>
      <text:p text:style-name="P215"><text:span text:style-name="T216"><text:s text:c="8"/></text:span><text:span text:style-name="T217">}</text:span></text:p>
      <text:p text:style-name="P218"><text:s text:c="4"/>}</text:p>
      <text:p text:style-name="P219"/>
      <text:p text:style-name="P220"><text:s text:c="4"/>// Сортируем удаляемые ребра по весу в убывающем порядке</text:p>
      <text:p text:style-name="P221"><text:span text:style-name="T222"><text:s text:c="4"/></text:span><text:span text:style-name="T223">sort(removableEdges.begin(), removableEdges.end(), compareEdges);</text:span></text:p>
      <text:p text:style-name="P224"/>
      <text:p text:style-name="P225"><text:span text:style-name="T226"><text:s text:c="4"/></text:span><text:span text:style-name="T227">// Выводим результат</text:span></text:p>
      <text:p text:style-name="P228"><text:s text:c="4"/>if (removableEdges.empty()) {</text:p>
      <text:p text:style-name="P229"><text:span text:style-name="T230"><text:s text:c="8"/></text:span><text:span text:style-name="T231">cout &lt;&lt; 0 &lt;&lt; endl;</text:span></text:p>
      <text:p text:style-name="P232"><text:s text:c="4"/>} else {</text:p>
      <text:p text:style-name="P233"><text:s text:c="8"/>cout &lt;&lt; removableEdges[0].weight &lt;&lt; endl;</text:p>
      <text:p text:style-name="P234"><text:s text:c="4"/>}</text:p>
      <text:p text:style-name="P235"/>
      <text:p text:style-name="P236"><text:s text:c="4"/>return 0;</text:p>
      <text:p text:style-name="P237">}</text:p>
      <text:p text:style-name="P238"/>
      <text:p text:style-name="P239"/>
      <text:p text:style-name="P240"><text:span text:style-name="T241">Как</text:span><text:span text:style-name="T242"><text:s/></text:span><text:span text:style-name="T243">работает</text:span><text:span text:style-name="T244"><text:s/></text:span><text:span text:style-name="T245">код</text:span><text:span text:style-name="T246">:</text:span></text:p>
      <text:p text:style-name="P247"/>
      <text:p text:style-name="P248">1. Ввод данных: Считывает количество предприятий (N) и соединений (M), а также информацию о каждом соединении (предприятие A, предприятие B, длина кабеля).</text:p>
      <text:p text:style-name="P249">2. Инвертирование весов: Инвертирует длины кабелей (умножает на -1). Это нужно для того, чтобы алгоритм Прима находил минимальное остовное дерево, которое соответствует максимальной суммарной длине удаленных кабелей.</text:p>
      <text:p text:style-name="P250">3. Алгоритм Прима:</text:p>
      <text:p text:style-name="P251"><text:s text:c="2"/>• <text:s/>Находит минимальное остовное дерево (MST) графа с инвертированными весами ребер, используя алгоритм Прима.</text:p>
      <text:p text:style-name="P252"><text:s text:c="2"/>• <text:s/>visited: Массив, отслеживающий посещенные вершины.</text:p>
      <text:p text:style-name="P253"><text:s text:c="2"/>• <text:s/>minWeight: Массив, хранящий минимальный вес ребра, соединяющего вершину с уже построенным MST. Инициализируется INT_MAX для всех вершин, кроме начальной.</text:p>
      <text:p text:style-name="P254"><text:s text:c="2"/>• <text:s/>parent: Массив, хранящий предков вершин в MST.</text:p>
      <text:p text:style-name="P255"><text:s text:c="2"/>• <text:s/>Алгоритм итеративно выбирает вершину с минимальным minWeight, добавляет ее в MST и обновляет minWeight и parent для соседних вершин.</text:p>
      <text:p text:style-name="P256">4. Поиск удаляемых ребер: Определяет, какие ребра можно удалить. Это ребра, которые не входят в найденное MST.</text:p>
      <text:p text:style-name="P257">5. Сортировка удаляемых ребер: Сортирует найденные ребра, которые можно удалить, по длине в убывающем порядке.</text:p>
      <text:p text:style-name="P258">6. Вывод результата: Выводит длину самого длинного кабеля, который можно удалить (первый элемент отсортированного списка), или 0, если таких кабелей нет.</text:p>
      <text:p text:style-name="P259"/>
      <text:p text:style-name="P260">Программа попросит вас ввести входные данные (количество предприятий, количество соединений и информацию о каждом соединении).</text:p>
      <text:p text:style-name="P261"/>
      <text:p text:style-name="P262"><text:span text:style-name="T263">Пример</text:span><text:span text:style-name="T264"><text:s/></text:span><text:span text:style-name="T265">ввода</text:span><text:span text:style-name="T266">:</text:span></text:p>
      <text:p text:style-name="P267"/>
      <text:p text:style-name="P268"/>
      <text:p text:style-name="P269">```</text:p>
      <text:p text:style-name="P270">4 6</text:p>
      <text:p text:style-name="P271">1 2 10</text:p>
      <text:p text:style-name="P272">1 3 15</text:p>
      <text:p text:style-name="P273">1 4 20</text:p>
      <text:p text:style-name="P274">2 3 5</text:p>
      <text:p text:style-name="P275">2 4 25</text:p>
      <text:p text:style-name="P276">3 4 30</text:p>
      <text:p text:style-name="P277"/>
      <text:p text:style-name="P278">```</text:p>
      <text:p text:style-name="P279"/>
      <text:p text:style-name="P280"/>
      <text:p text:style-name="P281"><text:span text:style-name="T282">Пример</text:span><text:span text:style-name="T283"><text:s/></text:span><text:span text:style-name="T284">вывода</text:span><text:span text:style-name="T285">:</text:span></text:p>
      <text:p text:style-name="P286"/>
      <text:p text:style-name="P287"/>
      <text:p text:style-name="P288">```</text:p>
      <text:p text:style-name="P289">30</text:p>
      <text:p text:style-name="P290"/>
      <text:p text:style-name="P291">```</text:p>
      <text:soft-page-break/>
      <text:p text:style-name="P292">Объяснение примера:</text:p>
      <text:p text:style-name="P293"/>
      <text:p text:style-name="P294">В примере у нас 4 предприятия и 6 соединений. Алгоритм Прима, после инвертирования весов, построит минимальное остовное дерево. Ребро 3-4 с весом 30 не войдет в это дерево, и оно является самым тяжелым ребром, которое можно удалить, не нарушая связность графа. Поэтому ответом будет 30.</text:p>
      <text:p text:style-name="P295"/>
      <text:p text:style-name="P296">Важные моменты:</text:p>
      <text:p text:style-name="P297"/>
      <text:p text:style-name="P298">• <text:s/>0-индексация: В коде вершины (предприятия) нумеруются с 0, а не с 1. При вводе данных вычитается 1, чтобы перейти к 0-индексации.</text:p>
      <text:p text:style-name="P299">• <text:s/>Инвертирование и обратное преобразование весов: Важно помнить, что мы инвертируем веса для алгоритма Прима и преобразуем их обратно при выводе результата.</text:p>
      <text:p text:style-name="P300">• <text:s/>Корректность реализации Прима: Убедитесь, что алгоритм Прима реализован корректно и находит минимальное остовное дерево (MST). Ошибки в этой части кода приведут к неверным результатам.</text:p>
      <text:p text:style-name="P301">• <text:s/>Обработка случая отсутствия удаляемых ребер: Код корректно обрабатывает случай, когда удалять ничего нельзя, и выводит 0.</text:p>
      <text:p text:style-name="P302"/>
      <text:p text:style-name="P303">Этот код предоставляет полное решение задачи с использованием алгоритма Прима. Он готов к компиляции и запуску с предоставленным примером входных данных. Не забудьте адаптировать ввод/вывод под конкретную систему тестирования, если это необходимо.</text:p>
      <text:p text:style-name="P304">Скриншоты кода</text:p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>Скриншоты результатов работы программы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><text:span text:style-name="T329">Вывод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bodyindent" style:display-name="Text body indent" style:family="paragraph" style:parent-style-name="Standard">
      <style:paragraph-properties fo:text-align="justify" fo:margin-left="0.4923in" fo:text-indent="-0.0986in">
        <style:tab-stops/>
      </style:paragraph-properties>
      <style:text-properties fo:font-size="14pt" style:font-size-asian="14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Текст" style:display-name="Текст" style:family="paragraph" style:parent-style-name="Standard">
      <style:text-properties style:font-name="Consolas" style:font-name-asian="Calibri" style:font-name-complex="F" fo:font-size="10.5pt" style:font-size-asian="10.5pt" style:font-size-complex="10.5pt" style:language-asian="en" style:country-asian="US" fo:hyphenate="false"/>
    </style:style>
    <style:style style:name="Рецензия" style:display-name="Рецензия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Знак" style:display-name="Текст Знак" style:family="text" style:parent-style-name="Основнойшрифтабзаца">
      <style:text-properties style:font-name="Consolas" style:font-name-asian="Calibri" style:font-name-complex="F" fo:font-size="10.5pt" style:font-size-asian="10.5pt" style:font-size-complex="10.5pt" style:language-asian="en" style:country-asian="US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/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/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/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4" style:display-name="WWNum3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5" style:display-name="WWNum3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6" style:display-name="WWNum36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7" style:display-name="WWNum3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8" style:display-name="WWNum3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0" style:display-name="WWNum40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2" style:display-name="WWNum4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3" style:display-name="WWNum4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1062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Лабораторная работа №4</dc:title>
    <meta:initial-creator>Gray</meta:initial-creator>
    <dc:creator>Nikita Boqwin</dc:creator>
    <meta:creation-date>2024-03-03T16:00:00Z</meta:creation-date>
    <dc:date>2025-06-03T11:28:00Z</dc:date>
    <meta:template xlink:href="Normal.dotm" xlink:type="simple"/>
    <meta:editing-cycles>43</meta:editing-cycles>
    <meta:editing-duration>PT189540S</meta:editing-duration>
    <meta:user-defined meta:name="AppVersion">16.0000</meta:user-defined>
    <meta:user-defined meta:name="Company"> </meta:user-defined>
    <meta:document-statistic meta:page-count="9" meta:paragraph-count="14" meta:word-count="1086" meta:character-count="7267" meta:row-count="51" meta:non-whitespace-character-count="6195"/>
  </office:meta>
</office:document-meta>
</file>